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d556" officeooo:paragraph-rsid="001ed5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mer amputees that have had their injured hands replanted (heterotopic hand replants), or received transplantations of a donor hand (allogeneic hand transplants) provide a unique opportunity to evaluate the effects of deafferentation on the central nervous system can be reversed. Following sensory nerve transection and repair, peripheral nerve regeneration is estimated to proceed at a rate of up to 2mm per day. However, patients that undergo with surgical nerve repairs of the arm or hand show persistent difficulties in localization of touch without vision. This may reflect chronic disorganization of finger maps within the primary sensory (S1) cortex, as suggested by studies in nonhuman primates. We tested the hypothesis that central adaptations associated with extended experience can mitigate these functional limitations in right-handed heterotopic replant (N = 4) and allogeneic hand transplant recipients (N = 3). t and replant recipients may recover a very high level of accuracy in touch localization. This ability may continue to improve for years following peripheral nerve repair and regeneration, and is perhaps attributable to central adapt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1:24:45.520000000</meta:creation-date>
    <dc:date>2014-07-11T11:25:14.142000000</dc:date>
    <meta:editing-duration>P0D</meta:editing-duration>
    <meta:editing-cycles>1</meta:editing-cycles>
    <meta:document-statistic meta:table-count="0" meta:image-count="0" meta:object-count="0" meta:page-count="1" meta:paragraph-count="1" meta:word-count="172" meta:character-count="1171" meta:non-whitespace-character-count="999"/>
    <meta:generator>LibreOffice/4.2.5.2$Windows_x86 LibreOffice_project/6ff819b65674ae6c83f3cbab9e4a4c2b292a7a94</meta:generator>
  </office:meta>
</office:document-meta>
</file>